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800000242123D1D63B91E485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0044a6a" officeooo:paragraph-rsid="00095ab1"/>
    </style:style>
    <style:style style:name="P2" style:family="paragraph" style:parent-style-name="Footnote">
      <style:text-properties style:font-name="Liberation Serif" fo:font-style="italic" fo:font-weight="normal" officeooo:rsid="00044a6a" officeooo:paragraph-rsid="00095ab1" style:font-style-asian="italic" style:font-weight-asian="normal" style:font-style-complex="italic" style:font-weight-complex="normal"/>
    </style:style>
    <style:style style:name="T1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Liberation Serif" fo:font-style="italic" fo:font-weight="normal" officeooo:rsid="001a403b" style:font-style-asian="italic" style:font-weight-asian="normal" style:font-style-complex="italic" style:font-weight-complex="normal"/>
    </style:style>
    <style:style style:name="T3" style:family="text">
      <style:text-properties style:font-name="Liberation Serif" fo:font-style="italic" fo:font-weight="normal" officeooo:rsid="0006106e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37cm" svg:y="0.046cm" svg:width="5.988cm" svg:height="3.205cm" draw:z-index="0"><draw:image xlink:href="Pictures/100000000000043800000242123D1D63B91E485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note">
      <style:text-properties officeooo:rsid="00044a6a" officeooo:paragraph-rsid="00095ab1"/>
    </style:style>
    <style:style style:name="MP2" style:family="paragraph" style:parent-style-name="Footnote">
      <style:text-properties style:font-name="Liberation Serif" fo:font-style="italic" fo:font-weight="normal" officeooo:rsid="00044a6a" officeooo:paragraph-rsid="00095ab1" style:font-style-asian="italic" style:font-weight-asian="normal" style:font-style-complex="italic" style:font-weight-complex="normal"/>
    </style:style>
    <style:style style:name="MT1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style:font-name="Liberation Serif" fo:font-style="italic" fo:font-weight="normal" officeooo:rsid="001a403b" style:font-style-asian="italic" style:font-weight-asian="normal" style:font-style-complex="italic" style:font-weight-complex="normal"/>
    </style:style>
    <style:style style:name="MT3" style:family="text">
      <style:text-properties style:font-name="Liberation Serif" fo:font-style="italic" fo:font-weight="normal" officeooo:rsid="0006106e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="0.06pt solid #000000" fo:padding="0.051cm" style:shadow="none" fo:background-color="#ffffff" draw:fill="solid" draw:fill-color="#ffffff" draw:opacity="10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 text:c="6"/><text:span text:style-name="MT1">Essentiel. Events | RCC0M: SN.DKR.2019.A9110 </text:span><text:span text:style-name="MT2">| </text:span><text:span text:style-name="MT1">NUNEA: 007286132 Te</text:span><text:span text:style-name="MT3">l</text:span><text:span text:style-name="MT1">: 77 180 44 12 | 77 647 30 31</text:span></text:p>
        <text:p text:style-name="MP2"><text:s text:c="6"/>Hlm Gibraltar I N° 215 Dakar | essentiel.events2@gmail.com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26:18.027099616</meta:creation-date>
    <meta:generator>LibreOffice/5.1.6.2$Linux_X86_64 LibreOffice_project/10m0$Build-2</meta:generator>
    <dc:date>2019-04-23T16:43:35.261359401</dc:date>
    <meta:editing-duration>PT17M13S</meta:editing-duration>
    <meta:editing-cycles>9</meta:editing-cycles>
    <meta:document-statistic meta:table-count="0" meta:image-count="1" meta:object-count="0" meta:page-count="1" meta:paragraph-count="2" meta:word-count="26" meta:character-count="166" meta:non-whitespace-character-count="130"/>
  </office:meta>
</office:document-meta>
</file>